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ourier New" svg:font-family="'Courier New'"/>
    <style:font-face style:name="Verdana" svg:font-family="Verdana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Heading_20_1" style:master-page-name="HTML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omo</text:h>
      <text:p text:style-name="Text_20_body">We will implement an activity manager for the Pomodoro Technique (http://www.pomodorotechnique.com/) crated by Francesco Cirillo, <text:s/>a member of the XPlabs crew. <text:s/>Our program will focus on the basic features of the technique, and will also focus on a single-user experience. We won't focus on advanced techniques, such as the prediction of the number of pomodoros needed for an activity.</text:p>
      <text:p text:style-name="Text_20_body">If we have the time we will also implement some of the statistics features that the Technique off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/>
    <style:font-face style:name="Verdana" svg:font-family="Verdana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598in" fo:margin-right="0.0598in" fo:margin-top="0.0598in" fo:margin-bottom="0.0598in" fo:text-indent="0in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in" fo:margin-bottom="0in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fo:border="none" fo:padding="0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Pomodoro User Stories</dc:title>
    <meta:creation-date>2009-03-25T01:01:01</meta:creation-date>
    <dc:language>en-US</dc:language>
    <meta:editing-cycles>13</meta:editing-cycles>
    <meta:editing-duration>PT03H14M16S</meta:editing-duration>
    <dc:date>2009-03-25T17:20:21</dc:date>
    <meta:document-statistic meta:table-count="0" meta:image-count="0" meta:object-count="0" meta:page-count="1" meta:paragraph-count="3" meta:word-count="78" meta:character-count="490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